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fo:color="#423c1f" style:font-name="Verdana" fo:font-size="9pt" fo:font-weight="bold"/>
    </style:style>
    <style:style style:name="T1" style:family="text">
      <style:text-properties fo:color="#5a5a5a" style:font-name="Verdana" fo:font-size="8.2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rilled Prosciutto and Provolone Panini </text:h>
      <text:p text:style-name="Text_20_body"><text:span text:style-name="T1">Prep time: 10 minutes<text:line-break/>Grilling time: 6 to 8 minutes<text:line-break/><text:line-break/>4 flat sandwich rolls <text:line-break/>3 tablespoons stone ground mustard<text:line-break/>12 pieces thinly sliced prosciutto, about 1/2 pound<text:line-break/>6 slices provolone, about 6 ounces total<text:line-break/>2 roasted red bell peppers, cut into 1 inch strips<text:line-break/>2 cups loosely packed fresh basil leaves <text:line-break/>Olive oil <text:line-break/><text:line-break/>1. Cut the rolls in half lengthwise. Spread an even layer of mustard on the cut side of each roll. Cut the slices of prosciutto into a few pieces and divide them evenly among the bottom halves of the rolls. Cut each slice of provolone in half and arrange those pieces over the prosciutto. Then arrange the peppers and basil leaves on top. Put the top halves of the rolls in place. Press down on each sandwich so it is compacted.<text:line-break/><text:line-break/>2. Lightly brush each roll on both sides with olive oil. Place the sandwiches on the grill with heavy weights (large enameled baking dishes, cast-iron skillets, etc.) on top of the sandwiches. Grill over </text:span><text:span text:style-name="Emphasis"><text:span text:style-name="Strong_20_Emphasis"><text:span text:style-name="T1">direct low heat</text:span></text:span></text:span><text:span text:style-name="T1"> (250°F to 350°F), with the lid open, until the bread is toasted and the cheese melts, 6 to 8 minutes, turning each sandwich once and swapping their positions as needed for even cooking. <text:line-break/><text:line-break/>3. Transfer the sandwiches to a cutting board and cut in half, or into smaller pieces if serving as an appetizer. Serve warm.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m </meta:initial-creator>
    <meta:creation-date>2010-12-27T03:15:32</meta:creation-date>
    <meta:document-statistic meta:table-count="0" meta:image-count="0" meta:object-count="0" meta:page-count="1" meta:paragraph-count="2" meta:word-count="232" meta:character-count="1313"/>
    <dc:date>2010-12-27T03:15:55</dc:date>
    <dc:creator>robertm </dc:creator>
    <meta:editing-duration>PT00H00M23S</meta:editing-duration>
    <meta:editing-cycles>1</meta:editing-cycles>
    <meta:generator>OpenOffice.org/3.1$Unix OpenOffice.org_project/310m19$Build-9420</meta:generator>
  </office:meta>
</office:document-meta>
</file>